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4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/>
    </style:style>
    <style:style style:name="ce57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"/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Comma" style:data-style-name="N44">
      <style:table-cell-properties style:vertical-align="automatic" fo:background-color="transparent" style:cell-protect="protected"/>
    </style:style>
    <style:style style:name="ce78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82" style:family="table-cell" style:parent-style-name="Comma" style:data-style-name="N44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83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84" style:family="table-cell" style:parent-style-name="Comma" style:data-style-name="N44">
      <style:table-cell-properties fo:border="thin solid #000000" style:vertical-align="automatic" fo:background-color="transparent" style:cell-protect="protected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9" style:family="table-cell" style:parent-style-name="Default" style:data-style-name="N3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90" style:family="table-cell" style:parent-style-name="Comma" style:data-style-name="N4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font-style="italic" style:font-style-asian="italic" style:font-style-complex="italic"/>
    </style:style>
    <style:style style:name="ce9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6.402916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1.93145833333333cm" style:use-optimal-column-width="true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91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9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91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9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9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0-06-30T00:00:00" table:style-name="ce8">
            <text:p>30-jun-20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3"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301010101001</text:p>
          </table:table-cell>
          <table:table-cell office:value-type="string" table:style-name="ce18">
            <text:p>CAPITAL SOCIAL</text:p>
          </table:table-cell>
          <table:table-cell table:style-name="ce19"/>
          <table:table-cell office:value-type="float" office:value="1608300" table:style-name="ce20">
            <text:p>1.608.300</text:p>
          </table:table-cell>
          <table:table-cell table:number-columns-repeated="2" table:style-name="ce21"/>
          <table:table-cell office:value-type="float" office:value="1608300" table:formula="of:=[.D10]+[.E10]-[.F10]" table:style-name="ce20">
            <text:p>1.608.300</text:p>
          </table:table-cell>
          <table:table-cell office:value-type="string" table:style-name="ce17">
            <text:p>301010101001</text:p>
          </table:table-cell>
          <table:table-cell office:value-type="string" table:style-name="ce18">
            <text:p>CAPITAL SOCIAL</text:p>
          </table:table-cell>
          <table:table-cell office:value-type="float" office:value="1608300" table:style-name="ce22">
            <text:p>1.608.300</text:p>
          </table:table-cell>
          <table:table-cell office:value-type="float" office:value="0" table:formula="of:=+[.G10]-[.J10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304010101001</text:p>
          </table:table-cell>
          <table:table-cell office:value-type="string" table:style-name="ce18">
            <text:p>RESERVA LEGAL</text:p>
          </table:table-cell>
          <table:table-cell table:style-name="ce24"/>
          <table:table-cell office:value-type="float" office:value="713799.1" table:style-name="ce21">
            <text:p>713.799</text:p>
          </table:table-cell>
          <table:table-cell table:number-columns-repeated="2" table:style-name="ce21"/>
          <table:table-cell office:value-type="float" office:value="713799.1" table:formula="of:=[.D11]+[.E11]-[.F11]" table:style-name="ce20">
            <text:p>713.799</text:p>
          </table:table-cell>
          <table:table-cell office:value-type="string" table:style-name="ce17">
            <text:p>304010101001</text:p>
          </table:table-cell>
          <table:table-cell office:value-type="string" table:style-name="ce18">
            <text:p>RESERVA LEGAL</text:p>
          </table:table-cell>
          <table:table-cell office:value-type="float" office:value="619400.47" table:style-name="ce25">
            <text:p>619.400</text:p>
          </table:table-cell>
          <table:table-cell office:value-type="float" office:value="94398.63" table:formula="of:=+[.G11]-[.J11]" table:style-name="ce23">
            <text:p>94.39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304020101001</text:p>
          </table:table-cell>
          <table:table-cell office:value-type="string" table:style-name="ce18">
            <text:p>RESERVA FACULTATIVA Y ESTATUTARIA</text:p>
          </table:table-cell>
          <table:table-cell table:style-name="ce24"/>
          <table:table-cell office:value-type="float" office:value="6999.56" table:style-name="ce21">
            <text:p>7.000</text:p>
          </table:table-cell>
          <table:table-cell table:number-columns-repeated="2" table:style-name="ce21"/>
          <table:table-cell office:value-type="float" office:value="6999.56" table:formula="of:=[.D12]+[.E12]-[.F12]" table:style-name="ce20">
            <text:p>7.000</text:p>
          </table:table-cell>
          <table:table-cell office:value-type="string" table:style-name="ce17">
            <text:p>304020101001</text:p>
          </table:table-cell>
          <table:table-cell office:value-type="string" table:style-name="ce18">
            <text:p>RESERVA FACULTATIVA Y ESTATUTARIA</text:p>
          </table:table-cell>
          <table:table-cell office:value-type="float" office:value="6999.56" table:style-name="ce25">
            <text:p>7.000</text:p>
          </table:table-cell>
          <table:table-cell office:value-type="float" office:value="0" table:formula="of:=+[.G12]-[.J12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305020101001</text:p>
          </table:table-cell>
          <table:table-cell office:value-type="string" table:style-name="ce18">
            <text:p>SUPERAVIT POR REVALUACION DE PROPIEDAD PLANTA Y EQUIPO<text:s/></text:p>
          </table:table-cell>
          <table:table-cell table:style-name="ce24"/>
          <table:table-cell office:value-type="float" office:value="27785.96" table:style-name="ce21">
            <text:p>27.786</text:p>
          </table:table-cell>
          <table:table-cell table:number-columns-repeated="2" table:style-name="ce21"/>
          <table:table-cell office:value-type="float" office:value="27785.96" table:formula="of:=[.D13]+[.E13]-[.F13]" table:style-name="ce20">
            <text:p>27.786</text:p>
          </table:table-cell>
          <table:table-cell office:value-type="string" table:style-name="ce17">
            <text:p>305020101001</text:p>
          </table:table-cell>
          <table:table-cell office:value-type="string" table:style-name="ce18">
            <text:p>SUPERAVIT POR REVALUACION DE PROPIEDAD PLANTA Y EQUIPO<text:s/></text:p>
          </table:table-cell>
          <table:table-cell office:value-type="float" office:value="27785.96" table:style-name="ce25">
            <text:p>27.786</text:p>
          </table:table-cell>
          <table:table-cell office:value-type="float" office:value="0" table:formula="of:=+[.G13]-[.J13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6">
            <text:p>306010101001</text:p>
          </table:table-cell>
          <table:table-cell office:value-type="string" table:style-name="ce27">
            <text:p>GANANCIA ACUMULADA DE PERIODOS ANTERIORES</text:p>
          </table:table-cell>
          <table:table-cell table:style-name="ce28"/>
          <table:table-cell office:value-type="float" office:value="6960151.6900000004" table:style-name="ce29">
            <text:p>6.960.152</text:p>
          </table:table-cell>
          <table:table-cell table:number-columns-repeated="2" table:style-name="ce29"/>
          <table:table-cell office:value-type="float" office:value="6960151.6900000004" table:formula="of:=[.D14]+[.E14]-[.F14]" table:style-name="ce20">
            <text:p>6.960.152</text:p>
          </table:table-cell>
          <table:table-cell office:value-type="string" table:style-name="ce26">
            <text:p>306010101001</text:p>
          </table:table-cell>
          <table:table-cell office:value-type="string" table:style-name="ce27">
            <text:p>GANANCIA ACUMULADA DE PERIODOS ANTERIORES</text:p>
          </table:table-cell>
          <table:table-cell office:value-type="float" office:value="6110564.0700000003" table:style-name="ce30">
            <text:p>6.110.564</text:p>
          </table:table-cell>
          <table:table-cell office:value-type="float" office:value="849587.62000000011" table:formula="of:=+[.G14]-[.J14]" table:style-name="ce23">
            <text:p>849.58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6">
            <text:p>306020101001</text:p>
          </table:table-cell>
          <table:table-cell office:value-type="string" table:style-name="ce27">
            <text:p>RESULTADOS ACUMULADOS PROVENIENTES DE LA ADOPCION POR PRIMERA VEZ</text:p>
          </table:table-cell>
          <table:table-cell table:style-name="ce28"/>
          <table:table-cell office:value-type="float" office:value="971338.87" table:style-name="ce29">
            <text:p>971.339</text:p>
          </table:table-cell>
          <table:table-cell table:number-columns-repeated="2" table:style-name="ce29"/>
          <table:table-cell office:value-type="float" office:value="971338.87" table:formula="of:=[.D15]+[.E15]-[.F15]" table:style-name="ce20">
            <text:p>971.339</text:p>
          </table:table-cell>
          <table:table-cell office:value-type="string" table:style-name="ce26">
            <text:p>306020101001</text:p>
          </table:table-cell>
          <table:table-cell office:value-type="string" table:style-name="ce27">
            <text:p>RESULTADOS ACUMULADOS PROVENIENTES DE LA ADOPCION POR PRIMERA VEZ</text:p>
          </table:table-cell>
          <table:table-cell office:value-type="float" office:value="971338.87" table:style-name="ce30">
            <text:p>971.339</text:p>
          </table:table-cell>
          <table:table-cell office:value-type="float" office:value="0" table:formula="of:=+[.G15]-[.J15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6">
            <text:p>305040101001</text:p>
          </table:table-cell>
          <table:table-cell office:value-type="string" table:style-name="ce27">
            <text:p>PERDIDAS Y GANANCIAS ACTUARIALES RECONOCIDAS ORI</text:p>
          </table:table-cell>
          <table:table-cell table:style-name="ce28"/>
          <table:table-cell office:value-type="float" office:value="64643.040000000001" table:style-name="ce29">
            <text:p>64.643</text:p>
          </table:table-cell>
          <table:table-cell table:number-columns-repeated="2" table:style-name="ce29"/>
          <table:table-cell office:value-type="float" office:value="64643.040000000001" table:formula="of:=[.D16]+[.E16]-[.F16]" table:style-name="ce20">
            <text:p>64.643</text:p>
          </table:table-cell>
          <table:table-cell office:value-type="string" table:style-name="ce26">
            <text:p>305040101001</text:p>
          </table:table-cell>
          <table:table-cell office:value-type="string" table:style-name="ce27">
            <text:p>PERDIDAS Y GANANCIAS ACTUARIALES RECONOCIDAS ORI</text:p>
          </table:table-cell>
          <table:table-cell office:value-type="float" office:value="64643.040000000001" table:style-name="ce30">
            <text:p>64.643</text:p>
          </table:table-cell>
          <table:table-cell office:value-type="float" office:value="0" table:formula="of:=+[.G16]-[.J16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6">
            <text:p>306010101003</text:p>
          </table:table-cell>
          <table:table-cell office:value-type="string" table:style-name="ce27">
            <text:p>CORRECCION DE RESULTADOS A</text:p>
          </table:table-cell>
          <table:table-cell table:style-name="ce28"/>
          <table:table-cell office:value-type="float" office:value="-284904.99" table:style-name="ce29">
            <text:p>-284.905</text:p>
          </table:table-cell>
          <table:table-cell table:number-columns-repeated="2" table:style-name="ce29"/>
          <table:table-cell office:value-type="float" office:value="-284904.99" table:formula="of:=[.D17]+[.E17]-[.F17]" table:style-name="ce20">
            <text:p>-284.905</text:p>
          </table:table-cell>
          <table:table-cell office:value-type="string" table:style-name="ce26">
            <text:p>306010101003</text:p>
          </table:table-cell>
          <table:table-cell office:value-type="string" table:style-name="ce27">
            <text:p>CORRECCION DE RESULTADOS A</text:p>
          </table:table-cell>
          <table:table-cell office:value-type="float" office:value="-284904.99" table:style-name="ce30">
            <text:p>-284.905</text:p>
          </table:table-cell>
          <table:table-cell office:value-type="float" office:value="0" table:formula="of:=+[.G17]-[.J17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6">
            <text:p>305040101002</text:p>
          </table:table-cell>
          <table:table-cell office:value-type="string" table:style-name="ce27">
            <text:p>GASTO POR IMPUESTO A LA GANANCIA DIFERIDO</text:p>
          </table:table-cell>
          <table:table-cell table:style-name="ce28"/>
          <table:table-cell office:value-type="float" office:value="18297.89" table:style-name="ce29">
            <text:p>18.298</text:p>
          </table:table-cell>
          <table:table-cell table:number-columns-repeated="2" table:style-name="ce29"/>
          <table:table-cell office:value-type="float" office:value="18297.89" table:formula="of:=[.D18]+[.E18]-[.F18]" table:style-name="ce20">
            <text:p>18.298</text:p>
          </table:table-cell>
          <table:table-cell office:value-type="string" table:style-name="ce26">
            <text:p>305040101002</text:p>
          </table:table-cell>
          <table:table-cell office:value-type="string" table:style-name="ce27">
            <text:p>GASTO POR IMPUESTO A LA GANANCIA DIFERIDO</text:p>
          </table:table-cell>
          <table:table-cell office:value-type="float" office:value="18297.89" table:style-name="ce30">
            <text:p>18.298</text:p>
          </table:table-cell>
          <table:table-cell office:value-type="float" office:value="0" table:formula="of:=+[.G18]-[.J18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307010101001" table:style-name="ce26">
            <text:p>307010101001<text:s/></text:p>
          </table:table-cell>
          <table:table-cell office:value-type="string" table:style-name="ce27">
            <text:p>Utilidad del Ejercicio Economico Actual<text:s text:c="41"/></text:p>
          </table:table-cell>
          <table:table-cell table:style-name="ce28"/>
          <table:table-cell office:value-type="float" office:value="0" table:style-name="ce29">
            <text:p>0</text:p>
          </table:table-cell>
          <table:table-cell table:number-columns-repeated="2" table:style-name="ce29"/>
          <table:table-cell office:value-type="float" office:value="0" table:formula="of:=[.D19]+[.E19]-[.F19]" table:style-name="ce20">
            <text:p>0</text:p>
          </table:table-cell>
          <table:table-cell office:value-type="float" office:value="307010101001" table:style-name="ce26">
            <text:p>307010101001<text:s/></text:p>
          </table:table-cell>
          <table:table-cell office:value-type="string" table:style-name="ce27">
            <text:p>Utilidad del Ejercicio Economico Actual<text:s text:c="41"/></text:p>
          </table:table-cell>
          <table:table-cell office:value-type="float" office:value="1480916.99" table:style-name="ce30">
            <text:p>1.480.917</text:p>
          </table:table-cell>
          <table:table-cell office:value-type="float" office:value="-1480916.99" table:formula="of:=+[.G19]-[.J19]" table:style-name="ce23">
            <text:p>-1.480.91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1"/>
          <table:table-cell table:number-columns-repeated="2" table:style-name="ce28"/>
          <table:table-cell table:number-columns-repeated="3" table:style-name="ce29"/>
          <table:table-cell table:style-name="ce20"/>
          <table:table-cell table:style-name="ce32"/>
          <table:table-cell table:style-name="ce33"/>
          <table:table-cell table:style-name="ce29"/>
          <table:table-cell table:style-name="ce34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5"/>
          <table:table-cell office:value-type="string" table:style-name="ce36">
            <text:p>Total</text:p>
          </table:table-cell>
          <table:table-cell table:style-name="ce36"/>
          <table:table-cell office:value-type="float" office:value="10086411.119999999" table:formula="of:=SUM([.D9:.D20])" table:style-name="ce37">
            <text:p>10.086.411</text:p>
          </table:table-cell>
          <table:table-cell office:value-type="float" office:value="0" table:formula="of:=SUM([.E9:.E20])" table:style-name="ce37">
            <text:p>0</text:p>
          </table:table-cell>
          <table:table-cell office:value-type="float" office:value="0" table:formula="of:=SUM([.F9:.F20])" table:style-name="ce37">
            <text:p>0</text:p>
          </table:table-cell>
          <table:table-cell office:value-type="float" office:value="10086411.119999999" table:formula="of:=SUM([.G9:.G20])" table:style-name="ce37">
            <text:p>10.086.411</text:p>
          </table:table-cell>
          <table:table-cell table:number-columns-repeated="2" table:style-name="ce38"/>
          <table:table-cell office:value-type="float" office:value="10623341.859999999" table:formula="of:=SUM([.J9:.J20])" table:style-name="ce37">
            <text:p>10.623.342</text:p>
          </table:table-cell>
          <table:table-cell office:value-type="float" office:value="-536930.73999999987" table:formula="of:=SUM([.K9:.K20])" table:style-name="ce39">
            <text:p>-536.931</text:p>
          </table:table-cell>
          <table:table-cell table:style-name="ce40"/>
          <table:table-cell table:number-columns-repeated="16372" table:style-name="ce41"/>
        </table:table-row>
        <table:table-row table:style-name="ro1">
          <table:table-cell table:number-columns-repeated="12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9"/>
          <table:table-cell table:style-name="ce50"/>
          <table:table-cell table:style-name="ce51"/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Capital Social</text:p>
          </table:table-cell>
          <table:table-cell table:style-name="ce53"/>
          <table:table-cell table:number-columns-repeated="2" table:style-name="ce54"/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5">
            <text:p>Orbea Arellano Jose Xavier</text:p>
          </table:table-cell>
          <table:table-cell table:style-name="ce53"/>
          <table:table-cell office:value-type="float" office:value="643320" table:style-name="ce54">
            <text:p>643.320</text:p>
          </table:table-cell>
          <table:table-cell office:value-type="float" office:value="643320" table:style-name="ce54">
            <text:p>643.32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5">
            <text:p>Orbea Arellano Raul David</text:p>
          </table:table-cell>
          <table:table-cell table:style-name="ce53"/>
          <table:table-cell office:value-type="float" office:value="643320" table:style-name="ce54">
            <text:p>643.320</text:p>
          </table:table-cell>
          <table:table-cell office:value-type="float" office:value="643320" table:style-name="ce54">
            <text:p>643.32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5">
            <text:p>Orbea Vaca Jose Walter</text:p>
          </table:table-cell>
          <table:table-cell table:style-name="ce53"/>
          <table:table-cell office:value-type="float" office:value="321660" table:style-name="ce54">
            <text:p>321.660</text:p>
          </table:table-cell>
          <table:table-cell office:value-type="float" office:value="321660" table:style-name="ce54">
            <text:p>321.66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Total</text:p>
          </table:table-cell>
          <table:table-cell table:style-name="ce53"/>
          <table:table-cell office:value-type="float" office:value="1608300" table:formula="of:=SUM([.D27:.D29])" table:style-name="ce56">
            <text:p>1.608.300</text:p>
          </table:table-cell>
          <table:table-cell office:value-type="float" office:value="1608300" table:formula="of:=SUM([.E27:.E29])" table:style-name="ce56">
            <text:p>1.608.30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53"/>
          <table:table-cell table:number-columns-repeated="2" table:style-name="ce54"/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Reservas</text:p>
          </table:table-cell>
          <table:table-cell table:style-name="ce53"/>
          <table:table-cell table:number-columns-repeated="2" table:style-name="ce54"/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5">
            <text:p>Reserva Legal</text:p>
          </table:table-cell>
          <table:table-cell table:style-name="ce53"/>
          <table:table-cell office:value-type="float" office:value="713799.1" table:formula="of:=[.G11]" table:style-name="ce54">
            <text:p>713.799</text:p>
          </table:table-cell>
          <table:table-cell office:value-type="float" office:value="619400.47" table:formula="of:=[.J11]" table:style-name="ce54">
            <text:p>619.400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Reserva Facultativa y estatuaria</text:p>
          </table:table-cell>
          <table:table-cell table:style-name="ce53"/>
          <table:table-cell office:value-type="float" office:value="6999.56" table:formula="of:=[.G12]" table:style-name="ce54">
            <text:p>7.000</text:p>
          </table:table-cell>
          <table:table-cell office:value-type="float" office:value="6999.56" table:formula="of:=[.J12]" table:style-name="ce54">
            <text:p>7.000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2">
            <text:p>Total</text:p>
          </table:table-cell>
          <table:table-cell table:style-name="ce53"/>
          <table:table-cell office:value-type="float" office:value="720798.66" table:formula="of:=SUM([.D33:.D34])" table:style-name="ce56">
            <text:p>720.799</text:p>
          </table:table-cell>
          <table:table-cell office:value-type="float" office:value="626400.03" table:formula="of:=SUM([.E33:.E34])" table:style-name="ce56">
            <text:p>626.400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3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2">
            <text:p>Resultados Acumulados</text:p>
          </table:table-cell>
          <table:table-cell table:style-name="ce53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Resultados Distribuibles</text:p>
          </table:table-cell>
          <table:table-cell table:style-name="ce53"/>
          <table:table-cell office:value-type="float" office:value="6978449.5800000001" table:formula="of:=[.G14]+[.G18]+[.G19]" table:style-name="ce54">
            <text:p>6.978.450</text:p>
          </table:table-cell>
          <table:table-cell office:value-type="float" office:value="7609778.9500000002" table:formula="of:=[.J14]+[.J18]+[.J19]" table:style-name="ce54">
            <text:p>7.609.779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Reserva según PCGA anteriores</text:p>
          </table:table-cell>
          <table:table-cell table:style-name="ce53"/>
          <table:table-cell office:value-type="float" office:value="27785.96" table:formula="of:=[.G13]" table:style-name="ce54">
            <text:p>27.786</text:p>
          </table:table-cell>
          <table:table-cell office:value-type="float" office:value="27785.96" table:formula="of:=[.J13]" table:style-name="ce54">
            <text:p>27.786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style-name="ce55"/>
          <table:table-cell table:style-name="ce53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Adopción por primera vez de las NIIF</text:p>
          </table:table-cell>
          <table:table-cell table:style-name="ce53"/>
          <table:table-cell office:value-type="float" office:value="971338.87" table:formula="of:=[.G15]" table:style-name="ce54">
            <text:p>971.339</text:p>
          </table:table-cell>
          <table:table-cell office:value-type="float" office:value="971338.87" table:formula="of:=[.J15]" table:style-name="ce54">
            <text:p>971.339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ORI</text:p>
          </table:table-cell>
          <table:table-cell table:style-name="ce53"/>
          <table:table-cell office:value-type="float" office:value="64643.040000000001" table:formula="of:=[.G16]" table:style-name="ce54">
            <text:p>64.643</text:p>
          </table:table-cell>
          <table:table-cell office:value-type="float" office:value="64643.040000000001" table:formula="of:=[.J16]" table:style-name="ce54">
            <text:p>64.643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Otros</text:p>
          </table:table-cell>
          <table:table-cell table:style-name="ce53"/>
          <table:table-cell office:value-type="float" office:value="-284904.99" table:formula="of:=[.G17]" table:style-name="ce54">
            <text:p>-284.905</text:p>
          </table:table-cell>
          <table:table-cell office:value-type="float" office:value="-284904.99" table:formula="of:=[.J17]" table:style-name="ce54">
            <text:p>-284.905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2">
            <text:p>Total</text:p>
          </table:table-cell>
          <table:table-cell table:style-name="ce53"/>
          <table:table-cell office:value-type="float" office:value="7757312.46" table:formula="of:=SUM([.D38:.D43])" table:style-name="ce56">
            <text:p>7.757.312</text:p>
          </table:table-cell>
          <table:table-cell office:value-type="float" office:value="8388641.8299999982" table:formula="of:=SUM([.E38:.E43])" table:style-name="ce56">
            <text:p>8.388.642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3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3"/>
          <table:table-cell table:number-columns-repeated="2" table:style-name="ce57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8">
            <text:p>Total</text:p>
          </table:table-cell>
          <table:table-cell table:style-name="ce59"/>
          <table:table-cell office:value-type="float" office:value="10086411.120000001" table:formula="of:=[.D30]+[.D35]+[.D44]" table:style-name="ce37">
            <text:p>10.086.411</text:p>
          </table:table-cell>
          <table:table-cell office:value-type="float" office:value="10623341.859999999" table:formula="of:=[.E30]+[.E35]+[.E44]" table:style-name="ce37">
            <text:p>10.623.342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number-columns-repeated="12" table:style-name="ce42"/>
          <table:table-cell table:number-columns-repeated="16372"/>
        </table:table-row>
        <table:table-row table:style-name="ro1">
          <table:table-cell office:value-type="string" table:style-name="ce60">
            <text:p>Fuente:</text:p>
          </table:table-cell>
          <table:table-cell table:number-columns-repeated="9" table:style-name="ce61"/>
          <table:table-cell table:style-name="ce62"/>
          <table:table-cell table:style-name="ce42"/>
          <table:table-cell table:number-columns-repeated="16372"/>
        </table:table-row>
        <table:table-row table:style-name="ro1">
          <table:table-cell office:value-type="string" table:style-name="ce63">
            <text:p>Estados Financieros de la compañía proporcionado por el cliente y mayores generales, para el año corriente</text:p>
          </table:table-cell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style-name="ro1">
          <table:table-cell office:value-type="string" table:style-name="ce63">
            <text:p>Nuestros papeles de trabajo y balance de comprobación del 2020 para el año anterior.</text:p>
          </table:table-cell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style-name="ro1">
          <table:table-cell table:style-name="ce63"/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style-name="ro1">
          <table:table-cell office:value-type="string" table:style-name="ce65">
            <text:p>Trabajo realizado:</text:p>
          </table:table-cell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number-rows-repeated="3" table:style-name="ro1">
          <table:table-cell table:style-name="ce63"/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style-name="ro1">
          <table:table-cell office:value-type="string" table:style-name="ce65">
            <text:p>Conclusiones:</text:p>
          </table:table-cell>
          <table:table-cell table:number-columns-repeated="9" table:style-name="ce42"/>
          <table:table-cell table:style-name="ce64"/>
          <table:table-cell table:style-name="ce42"/>
          <table:table-cell table:number-columns-repeated="16372"/>
        </table:table-row>
        <table:table-row table:number-rows-repeated="3" table:style-name="ro1">
          <table:table-cell table:number-columns-repeated="10" table:style-name="ce42"/>
          <table:table-cell table:style-name="ce64"/>
          <table:table-cell table:style-name="ce42"/>
          <table:table-cell table:number-columns-repeated="16372"/>
        </table:table-row>
        <table:table-row table:number-rows-repeated="4" table:style-name="ro1">
          <table:table-cell table:number-columns-repeated="12" table:style-name="ce42"/>
          <table:table-cell table:number-columns-repeated="16372"/>
        </table:table-row>
        <table:table-row table:number-rows-repeated="1048512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5">
          <table:table-cell/>
          <table:table-cell office:value-type="string" table:style-name="ce76">
            <text:p>GRAFIMPAC S.A.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75">
            <text:p>MOVIMIENTO DEL PATRIMONIO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75">
            <text:p>Al 31 de diciembre del 202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6">
            <text:p>Concepto</text:p>
          </table:table-cell>
          <table:table-cell office:value-type="string" table:style-name="ce79">
            <text:p>Capital social</text:p>
          </table:table-cell>
          <table:table-cell office:value-type="string" table:style-name="ce79">
            <text:p>Reserva legal</text:p>
          </table:table-cell>
          <table:table-cell office:value-type="string" table:style-name="ce79">
            <text:p>Reseva facultativa</text:p>
          </table:table-cell>
          <table:table-cell office:value-type="string" table:style-name="ce79">
            <text:p>Utilidades acumuladas</text:p>
          </table:table-cell>
          <table:table-cell office:value-type="string" table:style-name="ce79">
            <text:p>Superávit x revalorizacion</text:p>
          </table:table-cell>
          <table:table-cell office:value-type="string" table:style-name="ce79">
            <text:p>Resultado x adopcion NIIF</text:p>
          </table:table-cell>
          <table:table-cell office:value-type="string" table:style-name="ce79">
            <text:p>ORI</text:p>
          </table:table-cell>
          <table:table-cell office:value-type="string" table:style-name="ce86">
            <text:p>Total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9" table:style-name="ce80"/>
          <table:table-cell table:number-columns-repeated="16374" table:style-name="ce1"/>
        </table:table-row>
        <table:table-row table:style-name="ro1" table:visibility="collapse">
          <table:table-cell/>
          <table:table-cell office:value-type="string" table:style-name="ce80">
            <text:p>Saldos al 1 de enero de 2019</text:p>
          </table:table-cell>
          <table:table-cell office:value-type="float" office:value="3661400" table:style-name="ce81">
            <text:p>3.661.400</text:p>
          </table:table-cell>
          <table:table-cell table:style-name="ce80"/>
          <table:table-cell office:value-type="float" office:value="406800" table:style-name="ce81">
            <text:p>406.800</text:p>
          </table:table-cell>
          <table:table-cell table:style-name="ce80"/>
          <table:table-cell office:value-type="float" office:value="0" table:style-name="ce80">
            <text:p>0</text:p>
          </table:table-cell>
          <table:table-cell table:style-name="ce80"/>
          <table:table-cell office:value-type="float" office:value="-4926504" table:style-name="ce81">
            <text:p>-4.926.504</text:p>
          </table:table-cell>
          <table:table-cell office:value-type="float" office:value="-858304" table:style-name="ce81">
            <text:p>-858.304</text:p>
          </table:table-cell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1" table:visibility="collapse">
          <table:table-cell/>
          <table:table-cell table:number-columns-repeated="9" table:style-name="ce80"/>
          <table:table-cell table:number-columns-repeated="16374" table:style-name="ce1"/>
        </table:table-row>
        <table:table-row table:style-name="ro1" table:visibility="collapse">
          <table:table-cell/>
          <table:table-cell office:value-type="string" table:style-name="ce80">
            <text:p>Utilidad neta</text:p>
          </table:table-cell>
          <table:table-cell table:number-columns-repeated="6" table:style-name="ce80"/>
          <table:table-cell office:value-type="float" office:value="1404435" table:style-name="ce81">
            <text:p>1.404.435</text:p>
          </table:table-cell>
          <table:table-cell office:value-type="float" office:value="1404435" table:style-name="ce81">
            <text:p>1.404.435</text:p>
          </table:table-cell>
          <table:table-cell table:number-columns-repeated="16374" table:style-name="ce1"/>
        </table:table-row>
        <table:table-row table:style-name="ro1" table:visibility="collapse">
          <table:table-cell/>
          <table:table-cell office:value-type="string" table:style-name="ce80">
            <text:p>Ajuste en activos diferidos</text:p>
          </table:table-cell>
          <table:table-cell table:number-columns-repeated="6" table:style-name="ce80"/>
          <table:table-cell office:value-type="float" office:value="-78647" table:style-name="ce81">
            <text:p>-78.647</text:p>
          </table:table-cell>
          <table:table-cell office:value-type="float" office:value="-78647" table:style-name="ce81">
            <text:p>-78.647</text:p>
          </table:table-cell>
          <table:table-cell table:number-columns-repeated="16374" table:style-name="ce1"/>
        </table:table-row>
        <table:table-row table:style-name="ro1" table:visibility="collapse">
          <table:table-cell/>
          <table:table-cell office:value-type="string" table:style-name="ce80">
            <text:p>Ajuste en activos fijos</text:p>
          </table:table-cell>
          <table:table-cell table:number-columns-repeated="6" table:style-name="ce80"/>
          <table:table-cell office:value-type="float" office:value="-72643" table:style-name="ce81">
            <text:p>-72.643</text:p>
          </table:table-cell>
          <table:table-cell office:value-type="float" office:value="-72643" table:style-name="ce81">
            <text:p>-72.643</text:p>
          </table:table-cell>
          <table:table-cell table:number-columns-repeated="16374" table:style-name="ce1"/>
        </table:table-row>
        <table:table-row table:style-name="ro1">
          <table:table-cell table:style-name="ce78"/>
          <table:table-cell office:value-type="string" table:style-name="ce88">
            <text:p>Saldos al 31 de diciembre de 2019</text:p>
          </table:table-cell>
          <table:table-cell office:value-type="float" office:value="1608300" table:style-name="ce89">
            <text:p>1.608.300</text:p>
          </table:table-cell>
          <table:table-cell office:value-type="float" office:value="521901" table:style-name="ce90">
            <text:p><text:s/>521.901<text:s/></text:p>
          </table:table-cell>
          <table:table-cell office:value-type="float" office:value="6999" table:style-name="ce90">
            <text:p><text:s/>6.999<text:s/></text:p>
          </table:table-cell>
          <table:table-cell office:value-type="float" office:value="5952768" table:formula="of:=6237673-284905" table:style-name="ce90">
            <text:p><text:s/>5.952.768<text:s/></text:p>
          </table:table-cell>
          <table:table-cell office:value-type="float" office:value="27786" table:style-name="ce90">
            <text:p><text:s/>27.786<text:s/></text:p>
          </table:table-cell>
          <table:table-cell office:value-type="float" office:value="971339" table:style-name="ce90">
            <text:p><text:s/>971.339<text:s/></text:p>
          </table:table-cell>
          <table:table-cell office:value-type="float" office:value="8287" table:style-name="ce90">
            <text:p><text:s/>8.287<text:s/></text:p>
          </table:table-cell>
          <table:table-cell office:value-type="float" office:value="9097380" table:formula="of:=SUM([.C12:.I12])" table:style-name="ce89">
            <text:p>9.097.380</text:p>
          </table:table-cell>
          <table:table-cell table:number-columns-repeated="16374" table:style-name="ce78"/>
        </table:table-row>
        <table:table-row table:style-name="ro1">
          <table:table-cell/>
          <table:table-cell table:number-columns-repeated="2" table:style-name="ce80"/>
          <table:table-cell table:number-columns-repeated="6" table:style-name="ce82"/>
          <table:table-cell office:value-type="float" office:value="0" table:formula="of:=SUM([.C13:.I13])" table:style-name="ce81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80">
            <text:p>Utilidad del anio</text:p>
          </table:table-cell>
          <table:table-cell table:style-name="ce80"/>
          <table:table-cell table:number-columns-repeated="2" table:style-name="ce82"/>
          <table:table-cell office:value-type="float" office:value="938364" table:style-name="ce82">
            <text:p><text:s/>938.364<text:s/></text:p>
          </table:table-cell>
          <table:table-cell table:number-columns-repeated="3" table:style-name="ce82"/>
          <table:table-cell office:value-type="float" office:value="938364" table:formula="of:=SUM([.C14:.I14])" table:style-name="ce81">
            <text:p>938.36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80">
            <text:p>Ganancia actuarial ORI</text:p>
          </table:table-cell>
          <table:table-cell table:style-name="ce80"/>
          <table:table-cell table:number-columns-repeated="6" table:style-name="ce82"/>
          <table:table-cell office:value-type="float" office:value="0" table:formula="of:=SUM([.C15:.I15])" table:style-name="ce81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80">
            <text:p>Apropiacion de reserva</text:p>
          </table:table-cell>
          <table:table-cell table:style-name="ce80"/>
          <table:table-cell office:value-type="float" office:value="97500" table:formula="of:=619401-521901" table:style-name="ce82">
            <text:p><text:s/>97.500<text:s/></text:p>
          </table:table-cell>
          <table:table-cell table:style-name="ce82"/>
          <table:table-cell office:value-type="float" office:value="-97500" table:style-name="ce82">
            <text:p>-97.500<text:s/></text:p>
          </table:table-cell>
          <table:table-cell table:number-columns-repeated="2" table:style-name="ce82"/>
          <table:table-cell office:value-type="float" office:value="56356" table:formula="of:=64643-8287" table:style-name="ce82">
            <text:p><text:s/>56.356<text:s/></text:p>
          </table:table-cell>
          <table:table-cell office:value-type="float" office:value="56356" table:formula="of:=SUM([.C16:.I16])" table:style-name="ce81">
            <text:p>56.35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80">
            <text:p>Otros</text:p>
          </table:table-cell>
          <table:table-cell table:style-name="ce80"/>
          <table:table-cell table:number-columns-repeated="2" table:style-name="ce82"/>
          <table:table-cell office:value-type="float" office:value="-22532" table:style-name="ce82">
            <text:p>-22.532<text:s/></text:p>
          </table:table-cell>
          <table:table-cell table:number-columns-repeated="3" table:style-name="ce82"/>
          <table:table-cell office:value-type="float" office:value="-22532" table:formula="of:=SUM([.C17:.I17])" table:style-name="ce81">
            <text:p>-22.532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80"/>
          <table:table-cell table:number-columns-repeated="6" table:style-name="ce82"/>
          <table:table-cell table:style-name="ce81"/>
          <table:table-cell table:number-columns-repeated="16374"/>
        </table:table-row>
        <table:table-row table:style-name="ro1">
          <table:table-cell table:style-name="ce78"/>
          <table:table-cell office:value-type="string" table:style-name="ce87">
            <text:p>Saldos al 31 de diciembre de 2019</text:p>
          </table:table-cell>
          <table:table-cell office:value-type="float" office:value="1608300" table:formula="of:=SUM([.C12:.C17])" table:style-name="ce83">
            <text:p>1.608.300</text:p>
          </table:table-cell>
          <table:table-cell office:value-type="float" office:value="619401" table:formula="of:=SUM([.D12:.D17])" table:style-name="ce84">
            <text:p><text:s/>619.401<text:s/></text:p>
          </table:table-cell>
          <table:table-cell office:value-type="float" office:value="6999" table:formula="of:=SUM([.E12:.E17])" table:style-name="ce84">
            <text:p><text:s/>6.999<text:s/></text:p>
          </table:table-cell>
          <table:table-cell office:value-type="float" office:value="6771100" table:formula="of:=SUM([.F12:.F17])" table:style-name="ce84">
            <text:p><text:s/>6.771.100<text:s/></text:p>
          </table:table-cell>
          <table:table-cell office:value-type="float" office:value="27786" table:formula="of:=SUM([.G12:.G17])" table:style-name="ce84">
            <text:p><text:s/>27.786<text:s/></text:p>
          </table:table-cell>
          <table:table-cell office:value-type="float" office:value="971339" table:formula="of:=SUM([.H12:.H17])" table:style-name="ce84">
            <text:p><text:s/>971.339<text:s/></text:p>
          </table:table-cell>
          <table:table-cell office:value-type="float" office:value="64643" table:formula="of:=SUM([.I12:.I17])" table:style-name="ce84">
            <text:p><text:s/>64.643<text:s/></text:p>
          </table:table-cell>
          <table:table-cell office:value-type="float" office:value="10069568" table:formula="of:=SUM([.J12:.J17])" table:style-name="ce83">
            <text:p>10.069.568</text:p>
          </table:table-cell>
          <table:table-cell table:number-columns-repeated="16374" table:style-name="ce78"/>
        </table:table-row>
        <table:table-row table:style-name="ro1">
          <table:table-cell/>
          <table:table-cell table:style-name="ce80"/>
          <table:table-cell table:number-columns-repeated="8" table:style-name="ce85"/>
          <table:table-cell table:number-columns-repeated="16374"/>
        </table:table-row>
        <table:table-row table:style-name="ro1">
          <table:table-cell/>
          <table:table-cell office:value-type="string" table:style-name="ce80">
            <text:p>Utilidad del anio</text:p>
          </table:table-cell>
          <table:table-cell table:style-name="ce80"/>
          <table:table-cell table:number-columns-repeated="2" table:style-name="ce82"/>
          <table:table-cell office:value-type="float" office:value="3185946" table:style-name="ce82">
            <text:p><text:s/>3.185.946<text:s/></text:p>
          </table:table-cell>
          <table:table-cell table:number-columns-repeated="3" table:style-name="ce80"/>
          <table:table-cell office:value-type="float" office:value="3185946" table:formula="of:=SUM([.C21:.I21])" table:style-name="ce81">
            <text:p>3.185.9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0">
            <text:p>Ganancia actuarial ORI</text:p>
          </table:table-cell>
          <table:table-cell table:style-name="ce80"/>
          <table:table-cell table:number-columns-repeated="3" table:style-name="ce82"/>
          <table:table-cell table:number-columns-repeated="3" table:style-name="ce80"/>
          <table:table-cell office:value-type="float" office:value="0" table:formula="of:=SUM([.C22:.I22])" table:style-name="ce8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0">
            <text:p>Apropiacion de reserva</text:p>
          </table:table-cell>
          <table:table-cell table:style-name="ce80"/>
          <table:table-cell office:value-type="float" office:value="94399" table:style-name="ce82">
            <text:p><text:s/>94.399<text:s/></text:p>
          </table:table-cell>
          <table:table-cell table:style-name="ce82"/>
          <table:table-cell office:value-type="float" office:value="-94399" table:style-name="ce82">
            <text:p>-94.399<text:s/></text:p>
          </table:table-cell>
          <table:table-cell table:number-columns-repeated="3" table:style-name="ce80"/>
          <table:table-cell office:value-type="float" office:value="0" table:formula="of:=SUM([.C23:.I23])" table:style-name="ce8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0">
            <text:p>Otros</text:p>
          </table:table-cell>
          <table:table-cell table:number-columns-repeated="3" table:style-name="ce80"/>
          <table:table-cell office:value-type="float" office:value="16843" table:style-name="ce77">
            <text:p><text:s/>16.843<text:s/></text:p>
          </table:table-cell>
          <table:table-cell table:number-columns-repeated="3" table:style-name="ce80"/>
          <table:table-cell office:value-type="float" office:value="16843" table:formula="of:=SUM([.C24:.I24])" table:style-name="ce81">
            <text:p>16.843</text:p>
          </table:table-cell>
          <table:table-cell table:number-columns-repeated="16374"/>
        </table:table-row>
        <table:table-row table:style-name="ro1">
          <table:table-cell/>
          <table:table-cell table:number-columns-repeated="9" table:style-name="ce80"/>
          <table:table-cell table:number-columns-repeated="16374"/>
        </table:table-row>
        <table:table-row table:style-name="ro1">
          <table:table-cell table:style-name="ce78"/>
          <table:table-cell office:value-type="string" table:style-name="ce87">
            <text:p>Saldos al 31 de diciembre de 2019</text:p>
          </table:table-cell>
          <table:table-cell office:value-type="float" office:value="1608300" table:formula="of:=SUM([.C19:.C24])" table:style-name="ce83">
            <text:p>1.608.300</text:p>
          </table:table-cell>
          <table:table-cell office:value-type="float" office:value="713800" table:formula="of:=SUM([.D19:.D24])" table:style-name="ce84">
            <text:p><text:s/>713.800<text:s/></text:p>
          </table:table-cell>
          <table:table-cell office:value-type="float" office:value="6999" table:formula="of:=SUM([.E19:.E24])" table:style-name="ce84">
            <text:p><text:s/>6.999<text:s/></text:p>
          </table:table-cell>
          <table:table-cell office:value-type="float" office:value="9879490" table:formula="of:=SUM([.F19:.F24])" table:style-name="ce84">
            <text:p><text:s/>9.879.490<text:s/></text:p>
          </table:table-cell>
          <table:table-cell office:value-type="float" office:value="27786" table:formula="of:=SUM([.G19:.G24])" table:style-name="ce84">
            <text:p><text:s/>27.786<text:s/></text:p>
          </table:table-cell>
          <table:table-cell office:value-type="float" office:value="971339" table:formula="of:=SUM([.H19:.H24])" table:style-name="ce84">
            <text:p><text:s/>971.339<text:s/></text:p>
          </table:table-cell>
          <table:table-cell office:value-type="float" office:value="64643" table:formula="of:=SUM([.I19:.I24])" table:style-name="ce84">
            <text:p><text:s/>64.643<text:s/></text:p>
          </table:table-cell>
          <table:table-cell office:value-type="float" office:value="13272357" table:formula="of:=SUM([.J19:.J24])" table:style-name="ce83">
            <text:p>13.272.357</text:p>
          </table:table-cell>
          <table:table-cell table:number-columns-repeated="16374" table:style-name="ce78"/>
        </table:table-row>
        <table:table-row table:style-name="ro1">
          <table:table-cell/>
          <table:table-cell table:number-columns-repeated="8" table:style-name="ce1"/>
          <table:table-cell office:value-type="float" office:value="3185945.8800000008" table:formula="of:=+[.J26]-[Cedula_Resumen.D21]" table:style-name="ce74">
            <text:p>3.185.946</text:p>
          </table:table-cell>
          <table:table-cell table:number-columns-repeated="16374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4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ara Macias</meta:initial-creator>
    <dc:creator>Carlos Almeida</dc:creator>
    <meta:creation-date>2020-10-19T12:23:50Z</meta:creation-date>
    <dc:date>2021-11-22T17:21:07Z</dc:date>
    <meta:editing-cycles>9</meta:editing-cycles>
    <meta:editing-duration>PT3842S</meta:editing-duration>
  </office:meta>
</office:document-meta>
</file>